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21-03-0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9932" calcext:value-type="float">
            <text:p>47.89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20-03-31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932312" calcext:value-type="float">
            <text:p>61.93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5832" calcext:value-type="float">
            <text:p>62.75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4168" calcext:value-type="float">
            <text:p>62.30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30888" calcext:value-type="float">
            <text:p>62.730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66424" calcext:value-type="float">
            <text:p>62.066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53392" calcext:value-type="float">
            <text:p>62.9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01704" calcext:value-type="float">
            <text:p>62.401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74144" calcext:value-type="float">
            <text:p>62.874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62664" calcext:value-type="float">
            <text:p>62.462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7168" calcext:value-type="float">
            <text:p>62.9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121288" calcext:value-type="float">
            <text:p>62.121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9412" calcext:value-type="float">
            <text:p>62.9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59032" calcext:value-type="float">
            <text:p>62.359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46712" calcext:value-type="float">
            <text:p>62.84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084712" calcext:value-type="float">
            <text:p>62.084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490096" calcext:value-type="float">
            <text:p>62.490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07836" calcext:value-type="float">
            <text:p>63.078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46128" calcext:value-type="float">
            <text:p>62.74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404496" calcext:value-type="float">
            <text:p>63.40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7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828424" calcext:value-type="float">
            <text:p>62.82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74016" calcext:value-type="float">
            <text:p>63.374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380112" calcext:value-type="float">
            <text:p>63.38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612016" calcext:value-type="float">
            <text:p>62.612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20028" calcext:value-type="float">
            <text:p>63.20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02288" calcext:value-type="float">
            <text:p>62.502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78488" calcext:value-type="float">
            <text:p>62.57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02623100222001</text:p>
          </table:table-cell>
          <table:table-cell office:value-type="string" calcext:value-type="string">
            <text:p>200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538864" calcext:value-type="float">
            <text:p>62.53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91" meta:object-count="0"/>
    <meta:user-defined meta:name="AppVersion">3.0</meta:user-defined>
  </office:meta>
</office:document-meta>
</file>